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1" svg:font-family="Gotham"/>
    <style:font-face style:name="Gotham" svg:font-family="Gotham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5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4cm"/>
    </style:style>
    <style:style style:name="gr21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</style:style>
    <style:style style:name="gr26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9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1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9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1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color="#231f20" style:font-name="Arial1" fo:font-size="16pt" fo:language="zxx" fo:country="none" style:font-size-asian="16pt" style:language-asian="zxx" style:country-asian="none" style:font-name-complex="Gotham1" style:font-size-complex="16pt" style:language-complex="zxx" style:country-complex="none"/>
    </style:style>
    <style:style style:name="T5" style:family="text">
      <style:text-properties fo:color="#231f20" style:font-name="Arial1" fo:font-size="16pt" style:font-size-asian="16pt" style:font-name-complex="Gotham1" style:font-size-complex="16pt"/>
    </style:style>
    <style:style style:name="T6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7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1" style:family="text"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2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6" draw:layer="layout" svg:width="2cm" svg:height="1.6cm" svg:x="7.4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8" draw:layer="layout" svg:width="7.62cm" svg:height="2.775cm" svg:x="1.753cm" svg:y="3.191cm">
          <draw:text-box>
            <text:p text:style-name="P7"><text:span text:style-name="T4">Users can exchange emails</text:span></text:p>
            <text:p text:style-name="P7"><text:span text:style-name="T5">securely with predefined</text:span></text:p>
            <text:p text:style-name="P7"><text:span text:style-name="T5">recipien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.753cm" svg:y="9.491cm">
          <draw:text-box>
            <text:p><text:span text:style-name="T6">Users can send large files securely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7.446cm">
          <text:p text:style-name="P4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15.791cm">
          <draw:text-box>
            <text:p><text:span text:style-name="T6">Users can set time limits on emails for reading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23.746cm">
          <text:p text:style-name="P4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22.091cm">
          <draw:text-box>
            <text:p><text:span text:style-name="T6">Users can send emails securely to unspecified recipients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11" draw:layer="layout" svg:width="2cm" svg:height="1.6cm" svg:x="16.9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9" draw:layer="layout" svg:width="6.858cm" svg:height="3.406cm" svg:x="11.253cm" svg:y="3.191cm">
          <draw:text-box>
            <text:p><text:span text:style-name="T6">Each organization can set security policy and define recipients</text:span></text:p>
            <text:p><text:span text:style-name="T6">groups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1.253cm" svg:y="9.491cm">
          <draw:text-box>
            <text:p><text:span text:style-name="T6">Users can manage their emails effectively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7.446cm">
          <text:p text:style-name="P4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7.264cm" svg:height="2.775cm" svg:x="11.253cm" svg:y="15.791cm">
          <draw:text-box>
            <text:p><text:span text:style-name="T6">Users and administrators can backup emails securely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23.746cm">
          <text:p text:style-name="P4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6.858cm" svg:height="2.775cm" svg:x="11.253cm" svg:y="22.091cm">
          <draw:text-box>
            <text:p><text:span text:style-name="T6">Users and administrators can delete emails completely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3.845cm">
            <text:p text:style-name="P4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3.845cm">
            <text:p text:style-name="P4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20.145cm">
            <text:p text:style-name="P4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20.145cm">
            <text:p text:style-name="P4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4.846cm">
          <text:p text:style-name="P4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3.191cm">
          <draw:text-box>
            <text:p><text:span text:style-name="T6">Administrators of organizations</text:span></text:p>
            <text:p><text:span text:style-name="T6">can monitor emails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4.846cm">
          <text:p text:style-name="P4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6.248cm" svg:height="2.775cm" svg:x="11.253cm" svg:y="3.191cm">
          <draw:text-box>
            <text:p><text:span text:style-name="T6">Users can access emails from mobile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6.858cm" svg:height="2.144cm" svg:x="1.753cm" svg:y="9.491cm">
          <draw:text-box>
            <text:p><text:span text:style-name="T6">Users can send short messages securely to each othe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10" draw:layer="layout" svg:width="6.858cm" svg:height="1.513cm" svg:x="11.253cm" svg:y="9.491cm">
          <draw:text-box>
            <text:p><text:span text:style-name="T6">Users don’t want to receive spam-letter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6.858cm" svg:height="2.483cm" svg:x="11.253cm" svg:y="15.791cm">
          <draw:text-box>
            <text:p><text:span text:style-name="T7">HOME OFFICE</text:span></text:p>
            <text:p><text:span text:style-name="T8"/></text:p>
            <text:p><text:span text:style-name="T8">You worked well at home. Add 2 points to the last roll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6.858cm" svg:height="3.593cm" svg:x="1.753cm" svg:y="15.791cm">
          <draw:text-box>
            <text:p><text:span text:style-name="T7">GOOD RECRUIT</text:span></text:p>
            <text:p><text:span text:style-name="T8"/></text:p>
            <text:p><text:span text:style-name="T8">New recruit is good.</text:span></text:p>
            <text:p><text:span text:style-name="T8">You may roll 2 dice now and add these to the last roll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264cm" svg:height="3.593cm" svg:x="11.253cm" svg:y="22.091cm">
          <draw:text-box>
            <text:p><text:span text:style-name="T7">GURU</text:span></text:p>
            <text:p><text:span text:style-name="T8"/></text:p>
            <text:p><text:span text:style-name="T8">A guru visited your office. You may immediately remove one problem card from the current story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874cm" svg:height="3.593cm" svg:x="1.753cm" svg:y="22.091cm">
          <draw:text-box>
            <text:p><text:span text:style-name="T7">BROWN BAG MEETING</text:span></text:p>
            <text:p><text:span text:style-name="T8"/></text:p>
            <text:p><text:span text:style-name="T8">Discussion during lunch time led to a splendid idea. Work on the current card is instantly resolved.</text:span></text:p>
          </draw:text-box>
        </draw:frame>
        <draw:frame draw:style-name="gr14" draw:text-style-name="P14" draw:layer="layout" svg:width="2.404cm" svg:height="0.569cm" svg:x="0.991cm" svg:y="25.622cm">
          <draw:text-box>
            <text:p><text:span text:style-name="T9">add-on</text:span></text:p>
          </draw:text-box>
        </draw:frame>
        <draw:g>
          <draw:custom-shape draw:style-name="gr15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6cm">
            <text:p text:style-name="P4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6cm">
            <text:p text:style-name="P4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518cm" svg:height="3.593cm" svg:x="11.253cm" svg:y="3.191cm">
          <draw:text-box>
            <text:p><text:span text:style-name="T7">VISIBLE EFFORT</text:span></text:p>
            <text:p><text:span text:style-name="T8"/></text:p>
            <text:p><text:span text:style-name="T8">The boss acknowledges your effort. You may add 3 points to the previous result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7">DOING WELL</text:span></text:p>
            <text:p><text:span text:style-name="T8"/></text:p>
            <text:p><text:span text:style-name="T8">Things are going incredibly well. Add 4 to the last roll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9.491cm">
          <draw:text-box>
            <text:p><text:span text:style-name="T7">BIRTHDAY</text:span></text:p>
            <text:p><text:span text:style-name="T8"/></text:p>
            <text:p><text:span text:style-name="T8">It's your birthday today. Subtract 1 point from everybody's next result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7">HEALTH PROBLEM</text:span></text:p>
            <text:p><text:span text:style-name="T8"/></text:p>
            <text:p><text:span text:style-name="T8">Health problem. Skip your next tur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518cm" svg:height="2.483cm" svg:x="11.253cm" svg:y="15.791cm">
          <draw:text-box>
            <text:p><text:span text:style-name="T7">EMERGENCY CALL</text:span></text:p>
            <text:p><text:span text:style-name="T8"/></text:p>
            <text:p><text:span text:style-name="T8">An emergency call. Everyone skips next tur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15.791cm">
          <draw:text-box>
            <text:p><text:span text:style-name="T7">HARD DRIVE CRASHED</text:span></text:p>
            <text:p><text:span text:style-name="T8"/></text:p>
            <text:p><text:span text:style-name="T8">Hard drive crashed. Remove all progress from a card in progress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772cm" svg:height="3.593cm" svg:x="11.253cm" svg:y="22.091cm">
          <draw:text-box>
            <text:p><text:span text:style-name="T7">REQUIREMENTS CHANGE</text:span></text:p>
            <text:p><text:span text:style-name="T8"/></text:p>
            <text:p><text:span text:style-name="T8">PO decided to make changes to the project. So this story will take 4 hours more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7">BUSINESS TRIP</text:span></text:p>
            <text:p><text:span text:style-name="T8"/></text:p>
            <text:p><text:span text:style-name="T8">You are sent on a business trip. Skip next turn.</text:span></text:p>
          </draw:text-box>
        </draw:frame>
        <draw:g>
          <draw:custom-shape draw:style-name="gr15" draw:text-style-name="P15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8.2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8.2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2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2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7">GET SOME REST</text:span></text:p>
            <text:p><text:span text:style-name="T8"/></text:p>
            <text:p><text:span text:style-name="T8">Get some rest to refresh your mind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858cm" svg:height="2.676cm" svg:x="11.253cm" svg:y="9.491cm">
          <draw:text-box>
            <text:p><text:span text:style-name="T7">SKILLED MEMBER</text:span></text:p>
            <text:p><text:span text:style-name="T8"/></text:p>
            <text:p><text:span text:style-name="T8">Involve skilled team member from other team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.753cm" svg:y="15.791cm">
          <draw:text-box>
            <text:p><text:span text:style-name="T7">EXTRA MEMBER</text:span></text:p>
            <text:p><text:span text:style-name="T8"/></text:p>
            <text:p><text:span text:style-name="T8">Add another member to the team. Throw dice at any moment you wan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1.253cm" svg:y="15.791cm">
          <draw:text-box>
            <text:p><text:span text:style-name="T7">COMMUNICATION</text:span></text:p>
            <text:p><text:span text:style-name="T8"/></text:p>
            <text:p><text:span text:style-name="T8">Enhance communic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1.253cm" svg:y="3.191cm">
          <draw:text-box>
            <text:p><text:span text:style-name="T7">OVERTIME</text:span></text:p>
            <text:p><text:span text:style-name="T8"/></text:p>
            <text:p><text:span text:style-name="T8">You worked overtime. Draw another card and follow its instructio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7">EXTRA COST</text:span></text:p>
            <text:p><text:span text:style-name="T8"/></text:p>
            <text:p><text:span text:style-name="T8">Your work costs more than planned. Add 6 hours to the story estimatio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4.928cm" svg:height="1.216cm" svg:x="4.491cm" svg:y="20.311cm">
          <draw:text-box>
            <text:p><text:span text:style-name="T10">SOLUTION</text:span></text:p>
          </draw:text-box>
        </draw:frame>
        <draw:frame draw:style-name="gr7" draw:text-style-name="P13" draw:layer="layout" svg:width="6.858cm" svg:height="2.741cm" svg:x="1.753cm" svg:y="22.091cm">
          <draw:text-box>
            <text:p><text:span text:style-name="T7">SPECIALIST</text:span></text:p>
            <text:p><text:span text:style-name="T8"/></text:p>
            <text:p><text:span text:style-name="T8">Engage a specialist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4.928cm" svg:height="1.216cm" svg:x="13.991cm" svg:y="20.311cm">
          <draw:text-box>
            <text:p><text:span text:style-name="T10">SOLUTION</text:span></text:p>
          </draw:text-box>
        </draw:frame>
        <draw:frame draw:style-name="gr20" draw:text-style-name="P13" draw:layer="layout" svg:width="6.858cm" svg:height="2.014cm" svg:x="11.253cm" svg:y="22.091cm">
          <draw:text-box>
            <text:p><text:span text:style-name="T7">AUTOMATED TESTING</text:span></text:p>
            <text:p><text:span text:style-name="T8"/></text:p>
            <text:p><text:span text:style-name="T8">Introduce automated testing.</text:span></text:p>
          </draw:text-box>
        </draw:frame>
        <draw:g>
          <draw:custom-shape draw:style-name="gr21" draw:text-style-name="P19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8.2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7.8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7.5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8.2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7.8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7.5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4.5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4.1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3.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4.5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4.1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3.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20.8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20.4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20.1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20.8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20.4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20.1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5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6" draw:text-style-name="P16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6" draw:text-style-name="P16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6" draw:text-style-name="P16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><text:span text:style-name="T7">INVOLVE BOSS</text:span></text:p>
            <text:p><text:span text:style-name="T8"/></text:p>
            <text:p><text:span text:style-name="T8">Your boss is ready to take a part of the work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7.518cm" svg:height="2.626cm" svg:x="11.253cm" svg:y="3.191cm">
          <draw:text-box>
            <text:p><text:span text:style-name="T7">SHARE GOALS</text:span></text:p>
            <text:p><text:span text:style-name="T8"/></text:p>
            <text:p><text:span text:style-name="T8">Get the team together and share the key project goal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6.858cm" svg:height="1.928cm" svg:x="1.753cm" svg:y="9.491cm">
          <draw:text-box>
            <text:p><text:span text:style-name="T7">INSIGHT</text:span></text:p>
            <text:p><text:span text:style-name="T8"/></text:p>
            <text:p><text:span text:style-name="T8">Apply your insight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264cm" svg:height="2.483cm" svg:x="11.253cm" svg:y="9.491cm">
          <draw:text-box>
            <text:p><text:span text:style-name="T7">COLLABORATION</text:span></text:p>
            <text:p><text:span text:style-name="T8"/></text:p>
            <text:p><text:span text:style-name="T8">Get the team together with PO and exchange informatio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366cm" svg:height="1.928cm" svg:x="1.753cm" svg:y="15.791cm">
          <draw:text-box>
            <text:p><text:span text:style-name="T7">PAIR PROGRAMMING</text:span></text:p>
            <text:p><text:span text:style-name="T8"/></text:p>
            <text:p><text:span text:style-name="T8">Apply pair programming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264cm" svg:height="3.038cm" svg:x="11.253cm" svg:y="15.791cm">
          <draw:text-box>
            <text:p><text:span text:style-name="T7">ENHANCE SKILLS</text:span></text:p>
            <text:p><text:span text:style-name="T8"/></text:p>
            <text:p><text:span text:style-name="T8">Training for raising the level of your skill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518cm" svg:height="3.605cm" svg:x="11.253cm" svg:y="22.091cm">
          <draw:text-box>
            <text:p><text:span text:style-name="T7">BAD QUALITY</text:span></text:p>
            <text:p><text:span text:style-name="T8"/></text:p>
            <text:p><text:span text:style-name="T8">You cannot finish the story because the quality is inadequate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7.366cm" svg:height="2.522cm" svg:x="1.753cm" svg:y="22.091cm">
          <draw:text-box>
            <text:p><text:span text:style-name="T7">TECHNICAL OBSTACLE</text:span></text:p>
            <text:p><text:span text:style-name="T8"/></text:p>
            <text:p><text:span text:style-name="T8">Your work is blocked by a technical obstacle.</text:span></text:p>
          </draw:text-box>
        </draw:frame>
        <draw:g>
          <draw:custom-shape draw:style-name="gr21" draw:text-style-name="P19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.9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.5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.2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.9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.5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.2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8.2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7.8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7.5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8.2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7.8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7.5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4.5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4.1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3.8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4.5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4.1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3.8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6" draw:text-style-name="P21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2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2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858cm" svg:height="2.483cm" svg:x="11.253cm" svg:y="3.191cm">
          <draw:text-box>
            <text:p><text:span text:style-name="T7">UNSATISFIED USERS</text:span></text:p>
            <text:p><text:span text:style-name="T8"/></text:p>
            <text:p><text:span text:style-name="T8">You feel that users are not satisfie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><text:span text:style-name="T7">UNCLEAR SPEC</text:span></text:p>
            <text:p><text:span text:style-name="T8"/></text:p>
            <text:p><text:span text:style-name="T8">The specification is not clear enough for yo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8.038cm" svg:height="3.038cm" svg:x="11.253cm" svg:y="9.491cm">
          <draw:text-box>
            <text:p><text:span text:style-name="T7">BAD COMMUNICATION</text:span></text:p>
            <text:p><text:span text:style-name="T8"/></text:p>
            <text:p><text:span text:style-name="T8">You cannot communicate well with other team members. They just don't get you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.753cm" svg:y="9.491cm">
          <draw:text-box>
            <text:p><text:span text:style-name="T7">DATA IS MISSING</text:span></text:p>
            <text:p><text:span text:style-name="T8"/></text:p>
            <text:p><text:span text:style-name="T8">You can't work with the story, as you don't have important data from PO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15.791cm">
          <draw:text-box>
            <text:p><text:span text:style-name="T7">UNSTABLE SYSTEM</text:span></text:p>
            <text:p><text:span text:style-name="T8"/></text:p>
            <text:p><text:span text:style-name="T8">System is very unstable. You test with major difficulties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15.791cm">
          <draw:text-box>
            <text:p><text:span text:style-name="T7">POOR SKILLS</text:span></text:p>
            <text:p><text:span text:style-name="T8"/></text:p>
            <text:p><text:span text:style-name="T8">You are not skilled enough to finish the work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7.772cm" svg:height="4.148cm" svg:x="11.253cm" svg:y="22.091cm">
          <draw:text-box>
            <text:p><text:span text:style-name="T7">INTEGRATION ISSUES</text:span></text:p>
            <text:p><text:span text:style-name="T8"/></text:p>
            <text:p><text:span text:style-name="T8">Your colleague provided you with the component, which is different from what you expected. You can‘t proceed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7">BAD MOOD</text:span></text:p>
            <text:p><text:span text:style-name="T8"/></text:p>
            <text:p><text:span text:style-name="T8">Today you are upset. So you are too lazy to work.</text:span></text:p>
          </draw:text-box>
        </draw:frame>
        <draw:g>
          <draw:custom-shape draw:style-name="gr26" draw:text-style-name="P21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.9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.9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8.2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8.2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4.5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4.5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8" draw:text-style-name="P22" draw:layer="layout" svg:width="7.366cm" svg:height="0.963cm" svg:x="10.381cm" svg:y="2.359cm">
          <draw:text-box>
            <text:p>Scrum Card Game - EN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62cm" svg:height="3.593cm" svg:x="1.753cm" svg:y="3.191cm">
          <draw:text-box>
            <text:p><text:span text:style-name="T7">FAIRY</text:span></text:p>
            <text:p><text:span text:style-name="T8"/></text:p>
            <text:p><text:span text:style-name="T8">A fairy helped you. A card </text:span><text:span text:style-name="T12">in Progress</text:span><text:span text:style-name="T8"> is instantly finished.</text:span></text:p>
          </draw:text-box>
        </draw:frame>
        <draw:frame draw:style-name="gr29" draw:text-style-name="P23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30" draw:text-style-name="P24" draw:layer="layout" svg:width="8.939cm" svg:height="1.433cm" svg:x="11.57cm" svg:y="3.322cm">
          <draw:text-box>
            <text:p><text:span text:style-name="T13">Timofey Yevgrashyn, Oliver Merkel, 2010, 2016</text:span></text:p>
            <text:p><text:span text:style-name="T13"/></text:p>
          </draw:text-box>
        </draw:frame>
        <draw:g>
          <draw:custom-shape draw:style-name="gr15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1" svg:font-family="Gotham"/>
    <style:font-face style:name="Gotham" svg:font-family="Gotham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8T15:56:41.324000000</dc:date>
    <meta:editing-duration>PT10H13M47S</meta:editing-duration>
    <meta:editing-cycles>44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